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0fe1" officeooo:paragraph-rsid="00170fe1"/>
    </style:style>
    <style:style style:name="P2" style:family="paragraph" style:parent-style-name="Standard">
      <style:text-properties officeooo:rsid="00171200" officeooo:paragraph-rsid="00171200"/>
    </style:style>
    <style:style style:name="P3" style:family="paragraph" style:parent-style-name="Standard">
      <style:text-properties officeooo:rsid="00171200" officeooo:paragraph-rsid="00184973"/>
    </style:style>
    <style:style style:name="P4" style:family="paragraph" style:parent-style-name="Standard">
      <style:text-properties officeooo:rsid="00184973" officeooo:paragraph-rsid="00184973"/>
    </style:style>
    <style:style style:name="P5" style:family="paragraph" style:parent-style-name="Standard">
      <style:text-properties officeooo:rsid="00199f99" officeooo:paragraph-rsid="00199f99"/>
    </style:style>
    <style:style style:name="T1" style:family="text">
      <style:text-properties fo:font-style="italic" style:font-style-asian="italic" style:font-style-complex="italic"/>
    </style:style>
    <style:style style:name="T2" style:family="text">
      <style:text-properties fo:font-style="italic" officeooo:rsid="00171200" style:font-style-asian="italic" style:font-style-complex="italic"/>
    </style:style>
    <style:style style:name="T3" style:family="text">
      <style:text-properties fo:font-style="italic" style:text-underline-style="none" officeooo:rsid="00171200"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71200"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none" officeooo:rsid="00171200" style:font-style-asian="normal" style:font-style-complex="normal"/>
    </style:style>
    <style:style style:name="T8" style:family="text">
      <style:text-properties fo:font-style="normal" style:text-underline-style="none" officeooo:rsid="00184973" style:font-style-asian="normal" style:font-style-complex="normal"/>
    </style:style>
    <style:style style:name="T9" style:family="text">
      <style:text-properties style:font-name="Liberation Serif1" fo:font-style="italic" style:text-underline-style="none" officeooo:rsid="00171200" style:font-style-asian="italic" style:font-style-complex="italic"/>
    </style:style>
    <style:style style:name="T10" style:family="text">
      <style:text-properties style:font-name="Liberation Serif1" fo:font-style="normal" style:text-underline-style="none" style:font-name-asian="Liberation Serif1" style:font-style-asian="normal" style:font-name-complex="Liberation Serif1" style:font-style-complex="normal"/>
    </style:style>
    <style:style style:name="T11" style:family="text">
      <style:text-properties style:font-name="Liberation Serif" fo:font-style="normal" style:text-underline-style="none" style:font-name-asian="Noto Sans CJK SC Regular" style:font-style-asian="normal" style:font-name-complex="FreeSans" style:font-style-complex="normal"/>
    </style:style>
    <style:style style:name="T12" style:family="text">
      <style:text-properties style:font-name="Liberation Serif" fo:font-style="normal" style:text-underline-style="none" officeooo:rsid="00184973" style:font-name-asian="Noto Sans CJK SC Regular" style:font-style-asian="normal" style:font-name-complex="FreeSans"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ases de complejidad</text:p>
      <text:p text:style-name="P1"/>
      <text:p text:style-name="P1">5. Sabiendo que en un grafo dirigido G que no tiene ciclos negativos, cualquier camino mínimo entre dos vértices cualesquiera tiene a lo sumo |V| pasos. Luego, conocemos el algoritmo de Bellman Ford que calcula los caminos mínimos desde un nodo fuente <text:span text:style-name="T1">s</text:span><text:span text:style-name="T4"> hacia todos los demás vértices. </text:span><text:span text:style-name="T5">Este algoritmo recorre todas las aristas |V| veces, buscando en cada paso si “</text:span><text:span text:style-name="T2">me conviene más el camino de s a u que ya tengo, o ir de s a v y luego de v a u”</text:span><text:span text:style-name="T5">. En este punto, se tienen los caminos mínimos desde </text:span><text:span text:style-name="T2">s</text:span><text:span text:style-name="T5"> hasta </text:span><text:span text:style-name="T2">u</text:span><text:span text:style-name="T5">, </text:span><text:span text:style-name="T3">u</text:span><text:span text:style-name="T9">ε</text:span><text:span text:style-name="T3">V. </text:span><text:span text:style-name="T7">Realizando una iteración más sobre las aristas, buscamos un camino mejor del que ya tenemos. En caso de encontrarlo, se viola la primer afirmación, por lo que el grafo posee ciclos negativos.</text:span></text:p>
      <text:p text:style-name="P2"><text:span text:style-name="T6">A continuación se presenta un posible pseudocódigo para implementar esta solución:</text:span></text:p>
      <text:p text:style-name="P2"><text:span text:style-name="T6"/></text:p>
      <text:p text:style-name="P2"><text:span text:style-name="T8">existeCicloNegativo</text:span><text:span text:style-name="T6">(G, s):</text:span></text:p>
      <text:p text:style-name="P2"><text:span text:style-name="T6"><text:tab/>Para cada vértice v:</text:span></text:p>
      <text:p text:style-name="P2"><text:span text:style-name="T6"><text:tab/><text:tab/>v.dist = </text:span><text:span text:style-name="T10">∞</text:span></text:p>
      <text:p text:style-name="P2"><text:span text:style-name="T11"><text:tab/>s.dist = 0</text:span></text:p>
      <text:p text:style-name="P2"><text:span text:style-name="T11"><text:tab/>Para I entre 0 y |G.vertices|-1:</text:span></text:p>
      <text:p text:style-name="P2"><text:span text:style-name="T11"><text:tab/><text:tab/>Para cada arista (u, v) en G.aristas:</text:span></text:p>
      <text:p text:style-name="P2"><text:span text:style-name="T11"><text:tab/><text:tab/><text:tab/>si v.dist &gt; u.dist + d(u, v):</text:span></text:p>
      <text:p text:style-name="P2"><text:span text:style-name="T11"><text:tab/><text:tab/><text:tab/><text:tab/>v.dist = u.dist + d(u, v)</text:span></text:p>
      <text:p text:style-name="P3"><text:span text:style-name="T11"><text:tab/>Para cada arista (u, v) en G.aristas:</text:span></text:p>
      <text:p text:style-name="P3"><text:span text:style-name="T11"><text:tab/><text:tab/>si v.dist &gt; u.dist + d(u, v):</text:span></text:p>
      <text:p text:style-name="P3"><text:span text:style-name="T11"><text:tab/><text:tab/><text:tab/></text:span><text:span text:style-name="T12">return False</text:span></text:p>
      <text:p text:style-name="P3"><text:span text:style-name="T12"><text:tab/>return True</text:span></text:p>
      <text:p text:style-name="P3"><text:span text:style-name="T12"/></text:p>
      <text:p text:style-name="P4"><text:span text:style-name="T11">El orden de complejidad de este algoritmo es O(|V|·|E|).</text:span></text:p>
      <text:p text:style-name="P4"><text:span text:style-name="T11"/></text:p>
      <text:p text:style-name="P5"><text:span text:style-name="T11">6. El problema de detectar un ciclo de peso 0 es NPC.</text:span></text:p>
      <text:p text:style-name="P5"><text:span text:style-name="T11">Primero, probemos que es NP mediante un verificador. Este verificador debe comprobar que la posible solución sea un ciclo (es decir, el nodo de inicio debe ser igual al de fin), y que la suma de los pesos es efectivamente 0.</text:span></text:p>
      <text:p text:style-name="P5"><text:span text:style-name="T11">Luego, debemos probar que es NPH, mediante una reducción. _El algoritmo elegido para realizar dicha reducción es Subset Su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1T20:25:03.476353310</meta:creation-date>
    <dc:date>2017-06-01T20:56:11.806092310</dc:date>
    <meta:editing-duration>PT8M14S</meta:editing-duration>
    <meta:editing-cycles>2</meta:editing-cycles>
    <meta:generator>LibreOffice/5.1.6.2$Linux_X86_64 LibreOffice_project/10m0$Build-2</meta:generator>
    <meta:document-statistic meta:table-count="0" meta:image-count="0" meta:object-count="0" meta:page-count="1" meta:paragraph-count="19" meta:word-count="281" meta:character-count="1563" meta:non-whitespace-character-count="1280"/>
  </office:meta>
</office:document-meta>
</file>